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096a67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a7960" officeooo:paragraph-rsid="0019089c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96a67" officeooo:paragraph-rsid="00096a67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096a67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officeooo:rsid="000a7960" officeooo:paragraph-rsid="00096a67" style:font-style-asian="normal" style:font-style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1d391c" officeooo:paragraph-rsid="001d391c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1ecf47" officeooo:paragraph-rsid="001d391c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1ecf47" officeooo:paragraph-rsid="001ecf47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19089c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908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ДЗ <text:span text:style-name="T8">3</text:span></text:p>
      <text:p text:style-name="P1"/>
      <text:p text:style-name="P1">1 этап</text:p>
      <text:p text:style-name="P6">Сделал 5 страниц с одинаковым оформлением и разным основным содержанием:</text:p>
      <text:p text:style-name="P6">index.html, contact.html, members.html, faq.html, admin.html</text:p>
      <text:p text:style-name="P6">admin.html — защищаемая страница — необходимо аутентифицироваться под пользователем tomcat (например admin/admin) на странице login.html (реализовано через j_security_check). Реализован также выход (logout.html, сервлет /logout)</text:p>
      <text:p text:style-name="P6">На боковой панели вывел курсы валют — получаются jquery запросом с сервлета /<text:span text:style-name="T2">cbcurr</text:span><text:span text:style-name="T6">. В сервлете — получаем курсы валют на сегодня с сервиса ЦБ, затем с помощью Xpath выбираем 3 основных иностранных валюты, преобразуем в json с помощью gson и отдаем в ответ сервлета. На клиентской стороне преобразуем json в таблицу html.</text:span></text:p>
      <text:p text:style-name="P8"><text:span text:style-name="T6">Сделал также поиск текста с поисковой формы в google.</text:span></text:p>
      <text:p text:style-name="P7"/>
      <text:p text:style-name="P2">После запуска приложение доступно по ссылке <text:span text:style-name="T7">localhost:8080/</text:span><text:span text:style-name="T1">rnk</text:span><text:span text:style-name="T3">/</text:span><text:span text:style-name="T4"> </text:span><text:span text:style-name="T5">.</text:span></text:p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08:26:38.594947900</meta:creation-date>
    <dc:date>2018-10-17T23:41:59.159683019</dc:date>
    <meta:editing-duration>PT1H56M16S</meta:editing-duration>
    <meta:editing-cycles>19</meta:editing-cycles>
    <meta:generator>LibreOffice/6.0.3.2$Linux_X86_64 LibreOffice_project/00m0$Build-2</meta:generator>
    <meta:document-statistic meta:table-count="0" meta:image-count="0" meta:object-count="0" meta:page-count="1" meta:paragraph-count="8" meta:word-count="108" meta:character-count="809" meta:non-whitespace-character-count="705"/>
  </office:meta>
</office:document-meta>
</file>